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_20__28_Client_29_">
      <style:text-properties officeooo:paragraph-rsid="00096343"/>
    </style:style>
    <style:style style:name="P2" style:family="paragraph" style:parent-style-name="Code_20__28_Client_29_">
      <style:paragraph-properties fo:text-align="start" style:justify-single-word="false"/>
      <style:text-properties officeooo:paragraph-rsid="00096343"/>
    </style:style>
    <style:style style:name="P3" style:family="paragraph" style:parent-style-name="Code_20__28_Client_29_">
      <style:text-properties officeooo:paragraph-rsid="000ac78a"/>
    </style:style>
    <style:style style:name="P4" style:family="paragraph" style:parent-style-name="Code_20__28_Server_29_">
      <style:text-properties officeooo:paragraph-rsid="00096343"/>
    </style:style>
    <style:style style:name="P5" style:family="paragraph" style:parent-style-name="Code_20__28_Server_29_">
      <style:text-properties officeooo:paragraph-rsid="000ac78a"/>
    </style:style>
    <style:style style:name="P6" style:family="paragraph" style:parent-style-name="Code_20__28_Server_29_">
      <style:paragraph-properties style:writing-mode="lr-tb"/>
      <style:text-properties officeooo:paragraph-rsid="000ac78a"/>
    </style:style>
    <style:style style:name="P7" style:family="paragraph" style:parent-style-name="Standard">
      <style:text-properties officeooo:paragraph-rsid="00096343"/>
    </style:style>
    <style:style style:name="P8" style:family="paragraph" style:parent-style-name="Standard">
      <style:text-properties fo:font-weight="bold" officeooo:paragraph-rsid="00096343" style:font-weight-asian="bold" style:font-weight-complex="bold"/>
    </style:style>
    <style:style style:name="P9" style:family="paragraph" style:parent-style-name="Standard">
      <style:text-properties fo:font-weight="normal" officeooo:paragraph-rsid="0009634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96343"/>
    </style:style>
    <style:style style:name="P11" style:family="paragraph" style:parent-style-name="Standard">
      <style:text-properties officeooo:paragraph-rsid="000ac78a"/>
    </style:style>
    <style:style style:name="P12" style:family="paragraph" style:parent-style-name="Standard">
      <style:paragraph-properties fo:break-before="page"/>
      <style:text-properties officeooo:paragraph-rsid="000ac78a"/>
    </style:style>
    <style:style style:name="T1" style:family="text">
      <style:text-properties officeooo:rsid="00096343"/>
    </style:style>
    <style:style style:name="T2" style:family="text">
      <style:text-properties officeooo:rsid="000ac7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RAFT SPECIFICATION</text:span></text:p>
      <text:p text:style-name="P7"><text:span text:style-name="T1">Concertroid CR-NET concert control protocol</text:span></text:p>
      <text:p text:style-name="P7"><text:span text:style-name="T1"/></text:p>
      <text:p text:style-name="P8"><text:span text:style-name="T1">Step 1. Establish a connection.</text:span></text:p>
      <text:p text:style-name="P8"><text:span text:style-name="T1"/></text:p>
      <text:p text:style-name="P9"><text:span text:style-name="T1">Connect to the Concertroid server (for example, localhost:3939). The server will print a welcome message.</text:span></text:p>
      <text:p text:style-name="P7"><text:span text:style-name="T1"/></text:p>
      <text:p text:style-name="P4"><text:span text:style-name="T1">WELC CR-NET 3.0 on localhost port 3939</text:span></text:p>
      <text:p text:style-name="P4"><text:span text:style-name="T1">CMNT You may ignore this message since it's a comment.</text:span></text:p>
      <text:p text:style-name="P4"><text:span text:style-name="T1"/></text:p>
      <text:p text:style-name="P7"><text:span text:style-name="T1">To actually start sending commands to the server, you will need to OPEN a connection like so:</text:span></text:p>
      <text:p text:style-name="P4"><text:span text:style-name="T1"/></text:p>
      <text:p text:style-name="Code_20__28_Client_29_"><text:span text:style-name="T1">OPEN</text:span></text:p>
      <text:p text:style-name="Code_20__28_Client_29_"><text:span text:style-name="T1"/></text:p>
      <text:p text:style-name="P7"><text:span text:style-name="T1">If the server requires authentication, you will receive a "NEED AUTH" message. </text:span></text:p>
      <text:p text:style-name="P1"><text:span text:style-name="T1"/></text:p>
      <text:p text:style-name="P4"><text:span text:style-name="T1">NEED AUTH</text:span></text:p>
      <text:p text:style-name="P1"><text:span text:style-name="T1">AUTH USER,PASS</text:span></text:p>
      <text:p text:style-name="Code_20__28_Server_29_"><text:span text:style-name="T1">RESP NG, PLEASE SEED</text:span></text:p>
      <text:p text:style-name="P1"><text:span text:style-name="T1"/></text:p>
      <text:p text:style-name="P7"><text:span text:style-name="T1">The server may be configured so that it will only accept a connection from a client which seeds its passwords for further security. If the client supports this method, it should indicate in its AUTH message.</text:span></text:p>
      <text:p text:style-name="Code_20__28_Client_29_"><text:span text:style-name="T1"/></text:p>
      <text:p text:style-name="P4"><text:span text:style-name="T1">NEED AUTH</text:span></text:p>
      <text:p text:style-name="P1"><text:span text:style-name="T1">AUTH USER,PASS,SEED</text:span></text:p>
      <text:p text:style-name="Code_20__28_Server_29_"><text:span text:style-name="T1">NEED USER</text:span></text:p>
      <text:p text:style-name="P1"><text:span text:style-name="T1">USER beckermj</text:span></text:p>
      <text:p text:style-name="Code_20__28_Server_29_"><text:span text:style-name="T1">SEED 46104AB52D2C42379D0A9CA637C6A110</text:span></text:p>
      <text:p text:style-name="P4"><text:span text:style-name="T1">NEED PASS</text:span></text:p>
      <text:p text:style-name="P1"><text:span text:style-name="T1">PASS 4122D5E2EB814233914923138D209A4F</text:span></text:p>
      <text:p text:style-name="Code_20__28_Server_29_"><text:span text:style-name="T1">RESP OK</text:span></text:p>
      <text:p text:style-name="P2"><text:span text:style-name="T1"/></text:p>
      <text:p text:style-name="P7"><text:span text:style-name="T1">Client is now connected. The client may send additional commands or close the connection.</text:span></text:p>
      <text:p text:style-name="P7"><text:span text:style-name="T1"/></text:p>
      <text:p text:style-name="P11"><text:span text:style-name="T2"/></text:p>
      <text:p text:style-name="P12"><text:span text:style-name="T2">Sample sequence:</text:span></text:p>
      <text:p text:style-name="P10"><text:span text:style-name="T1"/></text:p>
      <text:p text:style-name="P3"><text:span text:style-name="T2">CLRA</text:span></text:p>
      <text:p text:style-name="P5"><text:span text:style-name="T1">RESP OK; </text:span><text:span text:style-name="T2">Everything is gone.</text:span></text:p>
      <text:p text:style-name="P1"><text:span text:style-name="T1">PRFA</text:span></text:p>
      <text:p text:style-name="Code_20__28_Server_29_"><text:span text:style-name="T1">RESP OK 0001; Added performance 0001.</text:span></text:p>
      <text:p text:style-name="Code_20__28_Client_29_"><text:span text:style-name="T1">SONG Popipo</text:span></text:p>
      <text:p text:style-name="P4"><text:span text:style-name="T1">RESP NG 0120; No performance selected.</text:span></text:p>
      <text:p text:style-name="Code_20__28_Client_29_"><text:span text:style-name="T1">PRFS 0001</text:span></text:p>
      <text:p text:style-name="Code_20__28_Server_29_"><text:span text:style-name="T1">RESP OK; Selected performance 0001.</text:span></text:p>
      <text:p text:style-name="P1"><text:span text:style-name="T1">SONG Popipo</text:span></text:p>
      <text:p text:style-name="Code_20__28_Server_29_"><text:span text:style-name="T1">RESP OK; Song of performance 0001 is "Popipo".</text:span></text:p>
      <text:p text:style-name="P1"><text:span text:style-name="T1">CHRA</text:span></text:p>
      <text:p text:style-name="P4"><text:span text:style-name="T1">RESP OK; Added performer 0001.</text:span></text:p>
      <text:p text:style-name="Code_20__28_Client_29_"><text:span text:style-name="T1">CHRS 0001</text:span></text:p>
      <text:p text:style-name="P4"><text:span text:style-name="T1">RESP OK; Selected performer 0001.</text:span></text:p>
      <text:p text:style-name="P1"><text:span text:style-name="T1">CHAR MIKU</text:span></text:p>
      <text:p text:style-name="P4"><text:span text:style-name="T1">RESP OK; Character of performer 0001 is "Hatsune Miku".</text:span></text:p>
      <text:p text:style-name="P1"><text:span text:style-name="T1">COST HeartHunter</text:span></text:p>
      <text:p text:style-name="P4"><text:span text:style-name="T1">RESP OK; Costume of performer 0001 is "Heart Hunter".</text:span></text:p>
      <text:p text:style-name="Code_20__28_Client_29_"><text:span text:style-name="T1">ANIM Popipo</text:span></text:p>
      <text:p text:style-name="P4"><text:span text:style-name="T1">RESP OK; Animation of performer 0001 is "Popipo".</text:span></text:p>
      <text:p text:style-name="P3"><text:span text:style-name="T2">PLAY</text:span></text:p>
      <text:p text:style-name="P5"><text:span text:style-name="T2">RESP OK; Performance started.</text:span></text:p>
      <text:p text:style-name="P3"><text:span text:style-name="T2">STOP</text:span></text:p>
      <text:p text:style-name="P6"><text:span text:style-name="T2">RESP OK; Performance stopp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 Mono" svg:font-family="'Liberation Mono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text-properties style:font-name="Liberation Mono" fo:font-size="10pt" style:font-size-asian="10.5pt"/>
    </style:style>
    <style:style style:name="Code_20__28_Server_29_" style:display-name="Code (Server)" style:family="paragraph" style:parent-style-name="Code" style:class="text">
      <style:text-properties fo:color="#ff0000" style:font-size-asian="10.5pt"/>
    </style:style>
    <style:style style:name="Code_20__28_Client_29_" style:display-name="Code (Client)" style:family="paragraph" style:parent-style-name="Code" style:class="text">
      <style:text-properties fo:color="#00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19:19.65</meta:creation-date>
    <dc:date>2014-09-05T15:45:17.39</dc:date>
    <meta:editing-duration>PT3M15S</meta:editing-duration>
    <meta:editing-cycles>1</meta:editing-cycles>
    <meta:document-statistic meta:table-count="0" meta:image-count="0" meta:object-count="0" meta:page-count="2" meta:paragraph-count="47" meta:word-count="243" meta:character-count="1519" meta:non-whitespace-character-count="1322"/>
    <meta:generator>LibreOffice/4.0.2.2$Windows_x86 LibreOffice_project/4c82dcdd6efcd48b1d8bba66bfe1989deee49c3</meta:generator>
  </office:meta>
</office:document-meta>
</file>